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3f9c6" officeooo:paragraph-rsid="0013f9c6"/>
    </style:style>
    <style:style style:name="P2" style:family="paragraph" style:parent-style-name="Standard">
      <style:paragraph-properties fo:text-align="start" style:justify-single-word="false"/>
      <style:text-properties officeooo:rsid="0013f9c6" officeooo:paragraph-rsid="0013f9c6"/>
    </style:style>
    <style:style style:name="T1" style:family="text">
      <style:text-properties officeooo:rsid="0013fb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290</text:p>
      <text:p text:style-name="P1">Activity: Practice!</text:p>
      <text:p text:style-name="P2"><text:tab/>The activity that I did to verify my understanding was the example one provided by the Professor; coloring a to-do list based on whether or not the temperature condition was met. What I had the most trouble with was requests; in particular the asynchronous calling aspect of it; it took me quite a while to realize this was why the temperature was not coming out correctly. After finding the why (which probably would've been helped if I'd referenced Piazza sooner), I tried doing things like inserting a time delay, but wasn't able to get that to work.</text:p>
      <text:p text:style-name="P2"><text:tab/>I also ran into some trouble with my array; in particular, I haven't been able to figure out how to access it inside the function that is part of the request call; originally I tried to access it in there so that I could make alterations to the elements there (I ha<text:span text:style-name="T1">d</text:span> a color item that is part of each element in addition to the temperature and city) but wasn't able to reference that. I'm still not sure why but will continue to research that.</text:p>
      <text:p text:style-name="P2"><text:tab/>As an additional note, since the Professor said he's looking to see where we need more clarity, one thing I found is with JSON objects; I still feel like I don't really have a firm grasp on that particular topic. But on this assignment, what I struggled with the most by far was asynchronous ca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9:49:25.226000000</meta:creation-date>
    <dc:date>2015-11-22T20:06:45.894000000</dc:date>
    <meta:editing-duration>PT40S</meta:editing-duration>
    <meta:editing-cycles>1</meta:editing-cycles>
    <meta:document-statistic meta:table-count="0" meta:image-count="0" meta:object-count="0" meta:page-count="1" meta:paragraph-count="6" meta:word-count="242" meta:character-count="1336" meta:non-whitespace-character-count="1097"/>
    <meta:generator>LibreOffice/5.0.0.5$Windows_x86 LibreOffice_project/1b1a90865e348b492231e1c451437d7a15bb262b</meta:generator>
  </office:meta>
</office:document-meta>
</file>